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definito">
      <style:text-properties fo:font-size="14pt" officeooo:rsid="000b369c" officeooo:paragraph-rsid="000fe20f"/>
    </style:style>
    <style:style style:name="P2" style:family="paragraph" style:parent-style-name="Predefinito">
      <style:text-properties officeooo:paragraph-rsid="000fe20f"/>
    </style:style>
    <style:style style:name="P3" style:family="paragraph" style:parent-style-name="Standard">
      <style:text-properties fo:font-size="14pt" officeooo:rsid="000b369c" officeooo:paragraph-rsid="000fe20f"/>
    </style:style>
    <style:style style:name="P4" style:family="paragraph" style:parent-style-name="Text_20_body">
      <style:text-properties fo:font-size="14pt" officeooo:rsid="000e55fc" officeooo:paragraph-rsid="000fe20f"/>
    </style:style>
    <style:style style:name="P5" style:family="paragraph" style:parent-style-name="Text_20_body">
      <style:text-properties fo:font-size="14pt" officeooo:rsid="000fe20f" officeooo:paragraph-rsid="000fe20f"/>
    </style:style>
    <style:style style:name="P6" style:family="paragraph" style:parent-style-name="Text_20_body">
      <style:text-properties fo:font-size="14pt" officeooo:rsid="000b369c" officeooo:paragraph-rsid="000fe20f"/>
    </style:style>
    <style:style style:name="P7" style:family="paragraph" style:parent-style-name="Text_20_body">
      <style:text-properties fo:font-size="14pt" fo:font-weight="normal" officeooo:rsid="001185be" officeooo:paragraph-rsid="001185be" style:font-weight-asian="normal" style:font-weight-complex="normal"/>
    </style:style>
    <style:style style:name="P8" style:family="paragraph" style:parent-style-name="Text_20_body">
      <style:text-properties fo:font-size="14pt" fo:font-weight="normal" officeooo:rsid="00143d30" officeooo:paragraph-rsid="00143d30" style:font-weight-asian="normal" style:font-weight-complex="normal"/>
    </style:style>
    <style:style style:name="P9" style:family="paragraph" style:parent-style-name="Text_20_body">
      <style:text-properties fo:font-size="14pt" officeooo:rsid="0012c838" officeooo:paragraph-rsid="0012c838"/>
    </style:style>
    <style:style style:name="P10" style:family="paragraph" style:parent-style-name="Text_20_body">
      <style:text-properties fo:font-size="14pt" fo:font-weight="bold" officeooo:rsid="000ec7d6" officeooo:paragraph-rsid="000fe20f" style:font-weight-asian="bold" style:font-weight-complex="bold"/>
    </style:style>
    <style:style style:name="P11" style:family="paragraph" style:parent-style-name="Text_20_body">
      <style:text-properties fo:font-size="14pt" fo:font-weight="bold" officeooo:rsid="000fe20f" officeooo:paragraph-rsid="000fe20f" style:font-weight-asian="bold" style:font-weight-complex="bold"/>
    </style:style>
    <style:style style:name="P12" style:family="paragraph" style:parent-style-name="Text_20_body">
      <style:text-properties fo:font-size="14pt" fo:font-weight="bold" officeooo:rsid="000fe20f" officeooo:paragraph-rsid="001185be" style:font-weight-asian="bold" style:font-weight-complex="bold"/>
    </style:style>
    <style:style style:name="P13" style:family="paragraph" style:parent-style-name="Text_20_body">
      <style:text-properties officeooo:paragraph-rsid="00143d30"/>
    </style:style>
    <style:style style:name="P14" style:family="paragraph" style:parent-style-name="Heading_20_1">
      <style:text-properties fo:font-size="14pt" officeooo:rsid="000b369c" officeooo:paragraph-rsid="000fe20f"/>
    </style:style>
    <style:style style:name="P15" style:family="paragraph" style:parent-style-name="Heading_20_1">
      <style:text-properties fo:font-size="14pt" officeooo:rsid="000b369c" officeooo:paragraph-rsid="00150d8b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Predefinito">
      <style:text-properties fo:font-size="12pt" officeooo:paragraph-rsid="000fe20f" style:font-size-asian="12pt" style:font-size-complex="12pt"/>
    </style:style>
    <style:style style:name="T1" style:family="text">
      <style:text-properties officeooo:rsid="000ec7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c7d6" style:font-weight-asian="bold" style:font-weight-complex="bold"/>
    </style:style>
    <style:style style:name="T4" style:family="text">
      <style:text-properties fo:font-weight="bold" officeooo:rsid="000b369c" style:font-weight-asian="bold" style:font-weight-complex="bold"/>
    </style:style>
    <style:style style:name="T5" style:family="text">
      <style:text-properties fo:font-weight="bold" officeooo:rsid="000fe20f" style:font-weight-asian="bold" style:font-weight-complex="bold"/>
    </style:style>
    <style:style style:name="T6" style:family="text">
      <style:text-properties fo:font-weight="bold" officeooo:rsid="001185be" style:font-weight-asian="bold" style:font-weight-complex="bold"/>
    </style:style>
    <style:style style:name="T7" style:family="text">
      <style:text-properties fo:font-weight="bold" officeooo:rsid="000c9792" style:font-size-asian="14pt" style:font-weight-asian="bold" style:font-size-complex="14pt"/>
    </style:style>
    <style:style style:name="T8" style:family="text">
      <style:text-properties fo:font-size="14pt" fo:font-weight="normal" officeooo:rsid="000b369c" style:font-weight-asian="normal" style:font-weight-complex="normal"/>
    </style:style>
    <style:style style:name="T9" style:family="text">
      <style:text-properties fo:font-size="14pt" fo:font-weight="normal" officeooo:rsid="001185be" style:font-weight-asian="normal" style:font-weight-complex="normal"/>
    </style:style>
    <style:style style:name="T10" style:family="text">
      <style:text-properties fo:font-size="14pt" fo:font-weight="normal" officeooo:rsid="00143d30" style:font-weight-asian="normal" style:font-weight-complex="normal"/>
    </style:style>
    <style:style style:name="T11" style:family="text">
      <style:text-properties fo:font-size="14pt" fo:font-weight="normal" officeooo:rsid="0012c838" style:font-weight-asian="normal" style:font-weight-complex="normal"/>
    </style:style>
    <style:style style:name="T12" style:family="text">
      <style:text-properties fo:font-size="14pt" fo:font-weight="bold" style:font-size-asian="14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c9792" style:font-size-asian="14pt" style:font-weight-asian="bold" style:font-size-complex="1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3d30" style:font-weight-asian="normal" style:font-weight-complex="normal"/>
    </style:style>
    <style:style style:name="T16" style:family="text">
      <style:text-properties officeooo:rsid="00150d8b"/>
    </style:style>
    <style:style style:name="T17" style:family="text">
      <style:text-properties officeooo:rsid="001997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h text:style-name="P15" text:outline-level="1"><text:a xlink:type="simple" xlink:href="http://www.travelbook.de/service/brueckentage-2017-bruecken-fuer-urlaub-perfekt-nutzen-734888.htm"><text:span text:style-name="T16">http://www.travelbook.de/service/brueckentage-2017-bruecken-fuer-urlaub-perfekt-nutzen-734888.htm</text:span></text:a></text:h>
      <text:h text:style-name="P15" text:outline-level="1"/>
      <text:h text:style-name="P15" text:outline-level="1">Frühling <text:span text:style-name="T16">am See</text:span></text:h>
      <text:p text:style-name="P4"><text:s/></text:p>
      <text:p text:style-name="P6"><text:s/>Wochenende und Brückentage <text:s/>Pauschale:</text:p>
      <text:p text:style-name="P4">Perchè aspettare? <text:span text:style-name="T1">Anche se le vacanze sono ancora lontane puoi lasciare la tua roulotte a Punta Indiani e passare tutti i weekend <text:s/>e i </text:span><text:span text:style-name="T3"><text:s/></text:span><text:span text:style-name="T4">Brückentage </text:span><text:span text:style-name="T3">di primavera sul Lago.</text:span></text:p>
      <text:p text:style-name="P10"/>
      <text:p text:style-name="P5"><text:span text:style-name="T3">V</text:span><text:span text:style-name="T2">on den 28. April bis den 25. Juni</text:span></text:p>
      <text:p text:style-name="P6"><text:span text:style-name="T5"><text:s/>ab euro </text:span><text:span text:style-name="T6">650</text:span><text:span text:style-name="T5">. <text:s/>inklusiv 2 Personen und Platz</text:span></text:p>
      <text:p text:style-name="P11">Im Preis sind:</text:p>
      <text:p text:style-name="P5"><text:span text:style-name="T2">1 Stell</text:span><text:span text:style-name="T6">p</text:span><text:span text:style-name="T2">latz Panorama oder Relax von den 28. April bis den 25. Juni</text:span></text:p>
      <text:p text:style-name="P7">(Wohnwagen-Camper-Zelt + 1 Auto, 4A Strom, Warmwasser bei Sanitaeranlage)</text:p>
      <text:p text:style-name="P12">26 Tage Aufenthalt fuer 2 Personen </text:p>
      <text:p text:style-name="P7">( 2 Naechte jede Wochenende, 4 Naechte am 1.Mai, Christi Himmelfahrt, Pfingsten, Frohleichnahm)</text:p>
      <text:p text:style-name="P8"><text:s/></text:p>
      <text:p text:style-name="P13"><text:span text:style-name="T10">Mit</text:span><text:span text:style-name="T8"> Wochenende und Brückentage <text:s/>Pauschale</text:span></text:p>
      <text:p text:style-name="P13"><text:span text:style-name="T9">1 </text:span><text:span text:style-name="T10">zusaetzliches</text:span><text:span text:style-name="T9"> </text:span><text:span text:style-name="T11">kind <text:s/>(2-12) </text:span><text:span text:style-name="T10">kostet </text:span><text:span text:style-name="T11">euro 150.</text:span></text:p>
      <text:p text:style-name="P9"><text:span text:style-name="T14">1 <text:s/></text:span><text:span text:style-name="T15">zusaetzliche Person</text:span><text:span text:style-name="T14"> extra </text:span><text:span text:style-name="T15">kostet </text:span><text:span text:style-name="T14">euro 260.</text:span></text:p>
      <text:p text:style-name="P17">Die Kurtaxe kost Euro <text:span text:style-name="T17">1.</text:span>0pro Person und pro Nacht (nur für die ersten 10 Tagen).</text:p>
      <text:p text:style-name="P16">Kinder unter 14 Jahren sind ausgeschlossen. <text:s/></text:p>
      <text:p text:style-name="P16"> </text:p>
      <text:p text:style-name="Horizontal_20_Line"/>
      <text:p text:style-name="Text_20_body"><text:span text:style-name="Strong_20_Emphasis">* WICHTIG:</text:span> in der Zeitspanne <text:s/>... der Minderst Betragt ist immer  1 Stellplatz mit 2 Erwachsene.</text:p>
      <text:p text:style-name="P2"><text:span text:style-name="Strong_20_Emphasis">ANGENOMMENE CAMPINGKARTEN</text:span>: ADAC – ACSI –</text:p>
      <text:p text:style-name="P1"><text:soft-page-break/><text:span text:style-name="T7"><text:s/></text:span><text:span text:style-name="T13"><text:s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definit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it" style:country-complex="IT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8:47:28.942153816</meta:creation-date>
    <dc:date>2016-11-14T17:39:33.485425035</dc:date>
    <meta:editing-duration>PT7M5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157" meta:character-count="1080" meta:non-whitespace-character-count="920"/>
  </office:meta>
</office:document-meta>
</file>